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GrowingTable" style:family="table">
      <style:table-properties style:width="6.512cm" table:align="left"/>
    </style:style>
    <style:style style:name="GrowingTable.A" style:family="table-column">
      <style:table-column-properties style:column-width="2.748cm"/>
    </style:style>
    <style:style style:name="GrowingTable.B" style:family="table-column">
      <style:table-column-properties style:column-width="3.764cm"/>
    </style:style>
    <style:style style:name="Growing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rowingTable.B1" style:family="table-cell">
      <style:table-cell-properties fo:padding="0.097cm" fo:border="0.002cm solid #000000"/>
    </style:style>
    <style:style style:name="GrowingTable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GrowingTable.B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FixedTable" style:family="table">
      <style:table-properties style:width="16.999cm" table:align="margins"/>
    </style:style>
    <style:style style:name="FixedTable.A" style:family="table-column">
      <style:table-column-properties style:column-width="5.66cm" style:rel-column-width="21822*"/>
    </style:style>
    <style:style style:name="FixedTable.B" style:family="table-column">
      <style:table-column-properties style:column-width="11.338cm" style:rel-column-width="43713*"/>
    </style:style>
    <style:style style:name="Fixed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ixedTable.B1" style:family="table-cell">
      <style:table-cell-properties fo:padding="0.097cm" fo:border="0.002cm solid #000000"/>
    </style:style>
    <style:style style:name="FixedTable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FixedTable.B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ShrinkingTable" style:family="table">
      <style:table-properties style:width="12.659cm" table:align="left"/>
    </style:style>
    <style:style style:name="ShrinkingTable.A" style:family="table-column">
      <style:table-column-properties style:column-width="3.134cm"/>
    </style:style>
    <style:style style:name="ShrinkingTable.B" style:family="table-column">
      <style:table-column-properties style:column-width="1.79cm"/>
    </style:style>
    <style:style style:name="ShrinkingTable.C" style:family="table-column">
      <style:table-column-properties style:column-width="1.055cm"/>
    </style:style>
    <style:style style:name="ShrinkingTable.D" style:family="table-column">
      <style:table-column-properties style:column-width="2.291cm"/>
    </style:style>
    <style:style style:name="ShrinkingTable.E" style:family="table-column">
      <style:table-column-properties style:column-width="4.389cm"/>
    </style:style>
    <style:style style:name="Shrinking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rinkingTable.E1" style:family="table-cell">
      <style:table-cell-properties fo:padding="0.097cm" fo:border="0.002cm solid #000000"/>
    </style:style>
    <style:style style:name="ShrinkingTable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ShrinkingTable.E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FixedTable2" style:family="table">
      <style:table-properties style:width="16.999cm" table:align="margins"/>
    </style:style>
    <style:style style:name="FixedTable2.A" style:family="table-column">
      <style:table-column-properties style:column-width="3.133cm" style:rel-column-width="1776*"/>
    </style:style>
    <style:style style:name="FixedTable2.B" style:family="table-column">
      <style:table-column-properties style:column-width="3.378cm" style:rel-column-width="1915*"/>
    </style:style>
    <style:style style:name="FixedTable2.C" style:family="table-column">
      <style:table-column-properties style:column-width="3.3cm" style:rel-column-width="1871*"/>
    </style:style>
    <style:style style:name="FixedTable2.D" style:family="table-column">
      <style:table-column-properties style:column-width="3.408cm" style:rel-column-width="1932*"/>
    </style:style>
    <style:style style:name="FixedTable2.E" style:family="table-column">
      <style:table-column-properties style:column-width="3.78cm" style:rel-column-width="2143*"/>
    </style:style>
    <style:style style:name="Fixed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ixedTable2.E1" style:family="table-cell">
      <style:table-cell-properties fo:padding="0.097cm" fo:border="0.002cm solid #000000"/>
    </style:style>
    <style:style style:name="FixedTable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FixedTable2.E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GrowingTable" table:style-name="GrowingTable">
        <table:table-column table:style-name="GrowingTable.A"/>
        <table:table-column table:style-name="GrowingTable.B"/>
        <table:table-row>
          <table:table-cell table:style-name="GrowingTable.A1" office:value-type="string">
            <text:p text:style-name="Table_20_Contents">Growing Table</text:p>
          </table:table-cell>
          <table:table-cell table:style-name="GrowingTable.B1" office:value-type="string">
            <text:p text:style-name="Table_20_Contents">RepeatedCol</text:p>
          </table:table-cell>
        </table:table-row>
        <table:table-row>
          <table:table-cell table:style-name="GrowingTable.A2" office:value-type="float" office:value="1">
            <text:p text:style-name="P1">1</text:p>
          </table:table-cell>
          <table:table-cell table:style-name="GrowingTable.B2" office:value-type="float" office:value="2">
            <text:p text:style-name="P2">2</text:p>
          </table:table-cell>
        </table:table-row>
      </table:table>
      <text:p text:style-name="Standard"/>
      <text:p text:style-name="Standard"/>
      <table:table table:name="FixedTable" table:style-name="FixedTable">
        <table:table-column table:style-name="FixedTable.A"/>
        <table:table-column table:style-name="FixedTable.B"/>
        <table:table-row>
          <table:table-cell table:style-name="FixedTable.A1" office:value-type="string">
            <text:p text:style-name="Table_20_Contents">Fixed Table</text:p>
          </table:table-cell>
          <table:table-cell table:style-name="FixedTable.B1" office:value-type="string">
            <text:p text:style-name="Table_20_Contents">RepeatedCol</text:p>
          </table:table-cell>
        </table:table-row>
        <table:table-row>
          <table:table-cell table:style-name="FixedTable.A2" office:value-type="float" office:value="1">
            <text:p text:style-name="P1">1</text:p>
          </table:table-cell>
          <table:table-cell table:style-name="FixedTable.B2" office:value-type="float" office:value="2">
            <text:p text:style-name="P1">2</text:p>
          </table:table-cell>
        </table:table-row>
      </table:table>
      <text:p text:style-name="Standard"/>
      <text:p text:style-name="Standard">Removing columns:</text:p>
      <text:p text:style-name="Standard"/>
      <table:table table:name="ShrinkingTable" table:style-name="ShrinkingTable">
        <table:table-column table:style-name="ShrinkingTable.A"/>
        <table:table-column table:style-name="ShrinkingTable.B"/>
        <table:table-column table:style-name="ShrinkingTable.C"/>
        <table:table-column table:style-name="ShrinkingTable.D"/>
        <table:table-column table:style-name="ShrinkingTable.E"/>
        <table:table-row>
          <table:table-cell table:style-name="ShrinkingTable.A1" office:value-type="string">
            <text:p text:style-name="Table_20_Contents">Shrinking Table</text:p>
          </table:table-cell>
          <table:table-cell table:style-name="ShrinkingTable.A1" office:value-type="string">
            <text:p text:style-name="Table_20_Contents">Col</text:p>
          </table:table-cell>
          <table:table-cell table:style-name="ShrinkingTable.A1" office:value-type="string">
            <text:p text:style-name="Table_20_Contents"/>
          </table:table-cell>
          <table:table-cell table:style-name="ShrinkingTable.A1" office:value-type="string">
            <text:p text:style-name="Table_20_Contents"/>
          </table:table-cell>
          <table:table-cell table:style-name="ShrinkingTable.E1" office:value-type="string">
            <text:p text:style-name="Table_20_Contents"/>
          </table:table-cell>
        </table:table-row>
        <table:table-row>
          <table:table-cell table:style-name="ShrinkingTable.A2" office:value-type="float" office:value="1">
            <text:p text:style-name="P1">1</text:p>
          </table:table-cell>
          <table:table-cell table:style-name="ShrinkingTable.A2" office:value-type="float" office:value="2">
            <text:p text:style-name="P2">2</text:p>
          </table:table-cell>
          <table:table-cell table:style-name="ShrinkingTable.A2" office:value-type="float" office:value="3">
            <text:p text:style-name="P2">3</text:p>
          </table:table-cell>
          <table:table-cell table:style-name="ShrinkingTable.A2" office:value-type="float" office:value="4">
            <text:p text:style-name="P2">4</text:p>
          </table:table-cell>
          <table:table-cell table:style-name="ShrinkingTable.E2" office:value-type="float" office:value="5">
            <text:p text:style-name="P2">5</text:p>
          </table:table-cell>
        </table:table-row>
      </table:table>
      <text:p text:style-name="Standard"/>
      <table:table table:name="FixedTable2" table:style-name="FixedTable2">
        <table:table-column table:style-name="FixedTable2.A"/>
        <table:table-column table:style-name="FixedTable2.B"/>
        <table:table-column table:style-name="FixedTable2.C"/>
        <table:table-column table:style-name="FixedTable2.D"/>
        <table:table-column table:style-name="FixedTable2.E"/>
        <table:table-row>
          <table:table-cell table:style-name="FixedTable2.A1" office:value-type="string">
            <text:p text:style-name="Table_20_Contents">Fixed Table</text:p>
          </table:table-cell>
          <table:table-cell table:style-name="FixedTable2.A1" office:value-type="string">
            <text:p text:style-name="Table_20_Contents">Col with merged</text:p>
            <text:p text:style-name="Table_20_Contents">Cell</text:p>
          </table:table-cell>
          <table:table-cell table:style-name="FixedTable2.A1" office:value-type="string">
            <text:p text:style-name="Table_20_Contents">Col with covered</text:p>
            <text:p text:style-name="Table_20_Contents">Cell</text:p>
          </table:table-cell>
          <table:table-cell table:style-name="FixedTable2.A1" office:value-type="string">
            <text:p text:style-name="Table_20_Contents"/>
          </table:table-cell>
          <table:table-cell table:style-name="FixedTable2.E1" office:value-type="string">
            <text:p text:style-name="Table_20_Contents"/>
          </table:table-cell>
        </table:table-row>
        <table:table-row>
          <table:table-cell table:style-name="FixedTable2.A2" office:value-type="float" office:value="1">
            <text:p text:style-name="P1">1</text:p>
          </table:table-cell>
          <table:table-cell table:style-name="FixedTable2.A2" table:number-columns-spanned="2" office:value-type="float" office:value="2">
            <text:p text:style-name="P1">2</text:p>
          </table:table-cell>
          <table:covered-table-cell/>
          <table:table-cell table:style-name="FixedTable2.A2" office:value-type="float" office:value="3">
            <text:p text:style-name="P1">3</text:p>
          </table:table-cell>
          <table:table-cell table:style-name="FixedTable2.E2" office:value-type="float" office:value="4">
            <text:p text:style-name="P1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
  </meta:generator>
    <meta:initial-creator>Sylvain Cuaz</meta:initial-creator>
    <meta:creation-date>2008-07-11T11:59:04</meta:creation-date>
    <dc:creator>Sylvain Cuaz</dc:creator>
    <dc:date>2009-08-03T17:57:22</dc:date>
    <meta:editing-cycles>14</meta:editing-cycles>
    <meta:editing-duration>PT3H23M1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25" meta:word-count="34" meta:character-count="144"/>
  </office:meta>
</office:document-meta>
</file>